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56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4mm" fo:break-before="auto" style:use-optimal-row-height="fals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1.24mm" fo:break-before="auto" style:use-optimal-row-height="false"/>
    </style:style>
    <style:style style:name="ro9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style:font-name="DejaVu Serif"/>
    </style:style>
    <style:style style:name="ce3" style:family="table-cell" style:parent-style-name="Default">
      <style:table-cell-properties fo:background-color="#a7074b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b2b2b2"/>
      <style:text-properties style:font-name="DejaVu Serif" fo:font-size="12pt" style:font-size-asian="12pt" style:font-size-complex="12pt"/>
    </style:style>
    <style:style style:name="ce5" style:family="table-cell" style:parent-style-name="Default">
      <style:text-properties style:font-name="DejaVu Serif" fo:font-size="12pt" style:font-size-asian="12pt" style:font-size-complex="12pt"/>
    </style:style>
    <style:style style:name="ce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a6099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DejaVu Serif" fo:font-size="12pt" style:font-name-asian="DejaVu Sans" style:font-size-asian="12pt" style:font-name-complex="DejaVu Sans" style:font-size-complex="12pt"/>
    </style:style>
    <style:style style:name="ce11" style:family="table-cell" style:parent-style-name="Default">
      <style:text-properties style:font-name="DejaVu Serif" fo:font-size="12pt" style:font-name-asian="DejaVu Sans1" style:font-size-asian="12pt" style:font-name-complex="DejaVu Sans1" style:font-size-complex="12pt"/>
    </style:style>
    <style:style style:name="ce13" style:family="table-cell" style:parent-style-name="Defaul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7074b"/>
      <style:text-properties style:font-name="DejaVu Serif"/>
    </style:style>
    <style:style style:name="ce28" style:family="table-cell" style:parent-style-name="Default">
      <style:table-cell-properties fo:background-color="#b2b2b2"/>
      <style:text-properties style:font-name="DejaVu Seri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size-asian="12pt" style:font-size-complex="12pt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name="DejaVu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erif"/>
    </style:style>
    <style:style style:name="T9" style:family="text">
      <style:text-properties style:font-name="DejaVu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fo:color="#c9211e" style:font-name="DejaVu Serif"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DejaVu Serif" fo:font-size="12pt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normal"/>
    </style:style>
    <style:style style:name="T15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italic"/>
    </style:style>
    <style:style style:name="T16" style:family="text">
      <style:text-properties style:font-name="DejaVu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visibility="collapse" table:number-columns-repeated="62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Sprint Backlog</text:p>
          </table:table-cell>
          <table:covered-table-cell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 Story</text:p>
          </table:table-cell>
          <table:table-cell table:style-name="ce27" table:number-columns-repeated="62"/>
        </table:table-row>
        <table:table-row table:style-name="ro4">
          <table:table-cell table:style-name="ce4" office:value-type="string" calcext:value-type="string">
            <text:p>U01</text:p>
          </table:table-cell>
          <table:table-cell table:style-name="ce6" office:value-type="string" calcext:value-type="string">
            <text:p>Ως εγγεγραμμένος χρήστης θέλω να μπορώ να συνδεθώ στο σύστημα</text:p>
          </table:table-cell>
          <table:table-cell table:style-name="ce28"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6">
          <table:table-cell table:style-name="ce5"/>
          <table:table-cell table:style-name="ce8" office:value-type="string" calcext:value-type="string">
            <text:p><text:span text:style-name="T1">Σενάριο</text:span>: Εγγεγραμμένος χρήστης συνδέει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εγγεγραμμένος χρήστης και είμαι στην σελίδα εισόδου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διαπιστευτήριά μ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άω το κουμπί “Είσοδο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Τότε</text:span> το σύστημα με αναγνωρίζει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2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γραμματεία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γραμματεία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3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φοιτ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φοιτ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4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καθηγ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καθηγ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5</text:p>
          </table:table-cell>
          <table:table-cell table:style-name="ce6" office:value-type="string" calcext:value-type="string">
            <text:p>Ως χρήστης “γραμματεία” θέλω να μπορώ να δημιουργήσ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μαθήματα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μαθήματος (Τίτλος, τύπος, πόντους, εξάμηνο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 μάθημ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6</text:p>
          </table:table-cell>
          <table:table-cell table:style-name="ce6" office:value-type="string" calcext:value-type="string">
            <text:p>Ως χρήστης “γραμματεία” θέλω να μπορώ να δημιουργώ προαπαιτούμενα μαθήματα σε ένα μάθημα</text:p>
          </table:table-cell>
          <table:table-cell table:number-columns-repeated="62"/>
        </table:table-row>
        <table:table-row table:style-name="ro5">
          <table:table-cell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7">
          <table:table-cell/>
          <table:table-cell table:style-name="ce8" office:value-type="string" calcext:value-type="string">
            <text:p><text:span text:style-name="T1">Σενάριο</text:span>: Ο χρήστης “γραμματεία” να μπορεί να επιλέγει και να προσθέτει τα προαπαιτούμενα μαθήματα σε ένα μάθημα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<text:span text:style-name="T2">Δεδομένου</text:span><text:span text:style-name="T3"> τι είμαι χρήστης “γραμματεία” και είμαι στην σελίδα προσθήκης μαθημάτων </text:span>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Όταν</text:span> επιλέγω προσθήκη προαπαιτούμενων μαθήματος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6">Και</text:span><text:span text:style-name="T7"> επιλέξω το </text:span><text:span text:style-name="T8">μάθημα</text:span>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επιλέξω τα προαπαιτούμενα μαθήματα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 επιλέγοντας του κουμπί “αποθήκευση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αποθηκεύει τα προαπαιτούμενα μαθήματα που έβαλ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7</text:p>
          </table:table-cell>
          <table:table-cell table:style-name="ce6" office:value-type="string" calcext:value-type="string">
            <text:p>Ως χρήστης "φοιτητής" θέλω να μπορώ να επιλέγ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εισάγει μαθήματα από το πρόγραμμα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διαχείρισης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</text:span><text:span text:style-name="T7">  επιλέγω κάποι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 </text:span><text:span text:style-name="T7">το σύστημα θα εφαρμόζει τις αλλαγές που έχω κάνει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8</text:p>
          </table:table-cell>
          <table:table-cell table:style-name="ce6" office:value-type="string" calcext:value-type="string">
            <text:p>Ως χρήστης “καθηγητής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Χρήστης “καθηγητής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καθηγητής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φοιτητή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9</text:p>
          </table:table-cell>
          <table:table-cell table:style-name="ce6" office:value-type="string" calcext:value-type="string">
            <text:p>Ως συνδεμένος χρήστης θέλω να μπορώ να βλέπω τις πληροφορίες του λογαριασμού μου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συνδεμένος χρήστης βλέπει πληροφορίες για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πιλέξω την επιλογή “Προφίλ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να μεταβαίνω στη σελίδα “Προφίλ” όπου θα μπορώ να βλέπω τις πληροφορίες του λογαριασμού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8">
          <table:table-cell table:style-name="ce4" office:value-type="string" calcext:value-type="string">
            <text:p>U10</text:p>
          </table:table-cell>
          <table:table-cell table:style-name="ce6" office:value-type="string" calcext:value-type="string">
            <text:p><text:span text:style-name="T9">Ως χρήστης “φοιτητής”</text:span> θέλω να μπορώ να βλέπω γενικές πληροφορίες που σχετίζονται με εμένα (μαθήματα/δηλώσεις/βαθμολογίες)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βλέπει γενικές πληροφορίες που σχετίζονται με τον ίδιο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προβολή μαθημάτω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θέλω να βλέπω τις πληροφορίες που σχετίζονται με τα μαθήματα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1</text:p>
          </table:table-cell>
          <table:table-cell table:style-name="ce6" office:value-type="string" calcext:value-type="string">
            <text:p>Ως χρήστης “γραμματεία/καθηγητής” θέλω να μπορώ να δημιουργώ ανακοινώσεις 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γραμματεία/καθηγητής να μπορεί να επιλέγει και να προσθέτει ανακοινώσεις 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είμαι χρήστης “γραμματεία/καθηγητής” και είμαι στην κεντρική σελίδα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Όταν </text:span><text:span text:style-name="T11"> πατήσω το κουμπί "προσθήκη ανακοινώσεις"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 <text:span text:style-name="T3">συμπληρώσω τα στοιχεία</text:span><text:span text:style-name="T2">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<text:span text:style-name="T3">πατήσω οριστικοποίηση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ην ανακοινώσει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2</text:p>
          </table:table-cell>
          <table:table-cell table:style-name="ce6" office:value-type="string" calcext:value-type="string">
            <text:p>Ως χρήστης θέλω να βλέπω τις ανακοινώσεις που υπάρχου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βλέπει τις ανακοινώσει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ο χρήστης είν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Όταν </text:span><text:span text:style-name="T7">θα πηγαίνει στην σελίδα ανακοινώσε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θα μπορεί να βλέπει τις ανακοινώσεις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3</text:p>
          </table:table-cell>
          <table:table-cell table:style-name="ce6" office:value-type="string" calcext:value-type="string">
            <text:p><text:span text:style-name="T9">Ως χρήστης “γραμματεία” </text:span>θέλω να εισάγω μαθήματα στο πρόγραμμα σπουδ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<text:span text:style-name="T15">” προσθέτει μαθήματα στο πρόγραμμα σπουδώ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προγράμματος σπουδώ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20" office:value-type="string" calcext:value-type="string">
            <text:p>Όταν <text:span text:style-name="T3">πατήσω το κουμπί “προσθήκη μαθήματος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<text:span text:style-name="T3">επιλέξω το μαθήματ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α  μαθήματα που έβαλα στο πρόγραμμα σπουδών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4</text:p>
          </table:table-cell>
          <table:table-cell table:style-name="ce6" office:value-type="string" calcext:value-type="string">
            <text:p><text:span text:style-name="T9">Ως χρήστης “γραμματεία</text:span>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φοιτητή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5</text:p>
          </table:table-cell>
          <table:table-cell table:style-name="ce6" office:value-type="string" calcext:value-type="string">
            <text:p><text:span text:style-name="T9">Ως χρήστης “φοιτητής</text:span>” θέλω να εκτυπώνω την αναλυτική κατάσταση μου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Χρήστης “φοιτητής” εκτυπώνει την αναλυτική κατάσταση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εκτυπώσει αναλυτικής κατάστασης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εκτυπώνει την αναλυτική κατάσταση μου</text:span>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style-name="ce5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5">
          <table:table-cell table:style-name="ce5"/>
          <table:table-cell table:style-name="ce13"/>
          <table:table-cell table:number-columns-repeated="62"/>
        </table:table-row>
        <table:table-row table:style-name="ro2" table:number-rows-repeated="10484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l" fo:country="G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38:05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1:49:21.760968807</meta:creation-date>
    <dc:date>2019-12-16T19:38:27.005000000</dc:date>
    <meta:editing-duration>PT57M8S</meta:editing-duration>
    <meta:editing-cycles>16</meta:editing-cycles>
    <meta:generator>LibreOffice/6.3.3.2$Windows_X86_64 LibreOffice_project/a64200df03143b798afd1ec74a12ab50359878ed</meta:generator>
    <meta:document-statistic meta:table-count="1" meta:cell-count="131" meta:object-count="0"/>
  </office:meta>
</office:document-meta>
</file>